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0e0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0e0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0e0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0e0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0e0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0e0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0e0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0e0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0e0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0e0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0e0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0e0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0e0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0e0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0e0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0e0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0e0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ebasthian Josué Guacarán Día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4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827461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elitza Carolina Díaz Pace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2746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2.8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